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ru" fo:country="RU" officeooo:rsid="000ef7fd" officeooo:paragraph-rsid="000ef7fd"/>
    </style:style>
    <style:style style:name="T1" style:family="text">
      <style:text-properties fo:language="en" fo:country="US" officeooo:rsid="000ef7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ачи ваза катата дори йонке — в форме «ура» вход изначально производится во вне, даже в динамике!</text:p>
      <text:p text:style-name="Standard"/>
      <text:p text:style-name="Standard">Тачи ваза катата дори коши наге – <text:s/>никаких перехватов рук! Перехват на коши наге выполняется только в стойке айханми!</text:p>
      <text:p text:style-name="Standard"/>
      <text:p text:style-name="Standard"/>
      <text:p text:style-name="Standard">Вопросы:</text:p>
      <text:list xml:id="list2050219144605043269" text:style-name="L1">
        <text:list-item>
          <text:p text:style-name="P1">в тачи ваза катата дори санке ура уход тоже сразу вовне?(Скорее всего да) </text:p>
        </text:list-item>
        <text:list-item>
          <text:p text:style-name="P2">пфвап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0:06:06</meta:creation-date>
    <meta:generator>LibreOffice/4.4.1.2$Windows_x86 LibreOffice_project/45e2de17089c24a1fa810c8f975a7171ba4cd432</meta:generator>
    <dc:date>2015-12-22T02:33:03.544000000</dc:date>
    <meta:editing-duration>PT12M9S</meta:editing-duration>
    <meta:editing-cycles>6</meta:editing-cycles>
    <meta:document-statistic meta:table-count="0" meta:image-count="0" meta:object-count="0" meta:page-count="1" meta:paragraph-count="5" meta:word-count="51" meta:character-count="304" meta:non-whitespace-character-count="256"/>
  </office:meta>
</office:document-meta>
</file>